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Stress Test</text:p>
          </table:table-cell>
          <table:table-cell table:number-columns-repeated="7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7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7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7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7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Results</text:p>
          </table:table-cell>
          <table:table-cell table:number-columns-repeated="3"/>
          <table:table-cell office:value-type="string">
            <text:p>Remarqu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close</text:p>
          </table:table-cell>
          <table:table-cell office:value-type="string">
            <text:p>normal close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Sessions</text:p>
          </table:table-cell>
          <table:table-cell office:value-type="string">
            <text:p>normal execution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2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HistoryCmd</text:p>
          </table:table-cell>
          <table:table-cell office:value-type="string">
            <text:p>normal execution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Users</text:p>
          </table:table-cell>
          <table:table-cell office:value-type="string">
            <text:p>normal execution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Machines</text:p>
          </table:table-cell>
          <table:table-cell office:value-type="string">
            <text:p>normal execution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Options</text:p>
          </table:table-cell>
          <table:table-cell office:value-type="string">
            <text:p>normal execution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addUser</text:p>
          </table:table-cell>
          <table:table-cell office:value-type="string">
            <text:p>normal add user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deleteUser</text:p>
          </table:table-cell>
          <table:table-cell office:value-type="string">
            <text:p>normal delete</text:p>
          </table:table-cell>
          <table:table-cell table:style-name="ce5"/>
          <table:table-cell/>
          <table:table-cell table:style-name="ce6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addMachine</text:p>
          </table:table-cell>
          <table:table-cell office:value-type="string">
            <text:p>normal delete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deleteMachine</text:p>
          </table:table-cell>
          <table:table-cell office:value-type="string">
            <text:p>normal delete</text:p>
          </table:table-cell>
          <table:table-cell table:number-columns-repeated="4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upDateUser</text:p>
          </table:table-cell>
          <table:table-cell office:value-type="string">
            <text:p>normal update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upDateMachine</text:p>
          </table:table-cell>
          <table:table-cell office:value-type="string">
            <text:p>normal update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The ums sed is stopped and restarted</text:p>
          </table:table-cell>
          <table:table-cell office:value-type="string">
            <text:p>upDateLocalAccounts</text:p>
          </table:table-cell>
          <table:table-cell office:value-type="string">
            <text:p>normal update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addLocalAccount</text:p>
          </table:table-cell>
          <table:table-cell office:value-type="string">
            <text:p>normal add user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The ums sed is stopped and restarted</text:p>
          </table:table-cell>
          <table:table-cell office:value-type="string">
            <text:p>deleteLocallAccount</text:p>
          </table:table-cell>
          <table:table-cell office:value-type="string">
            <text:p>normal delete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LocalAccounts</text:p>
          </table:table-cell>
          <table:table-cell office:value-type="string">
            <text:p>normal execution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resetPassword</text:p>
          </table:table-cell>
          <table:table-cell office:value-type="string">
            <text:p>normal execution</text:p>
          </table:table-cell>
          <table:table-cell table:number-columns-repeated="4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configureOption</text:p>
          </table:table-cell>
          <table:table-cell office:value-type="string">
            <text:p>normal execution</text:p>
          </table:table-cell>
          <table:table-cell table:number-columns-repeated="4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configureDefaultOption</text:p>
          </table:table-cell>
          <table:table-cell office:value-type="string">
            <text:p>normal execution</text:p>
          </table:table-cell>
          <table:table-cell table:number-columns-repeated="4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saveConfiguration</text:p>
          </table:table-cell>
          <table:table-cell office:value-type="string">
            <text:p>normal execution</text:p>
          </table:table-cell>
          <table:table-cell table:number-columns-repeated="4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restoreConfiguration </text:p>
          </table:table-cell>
          <table:table-cell office:value-type="string">
            <text:p>normal execution</text:p>
          </table:table-cell>
          <table:table-cell table:number-columns-repeated="4"/>
        </table:table-row>
        <table:table-row table:style-name="ro1">
          <table:table-cell office:value-type="string">
            <text:p>STR-AGENT-DOWN</text:p>
          </table:table-cell>
          <table:table-cell office:value-type="date" office:date-value="2011-03-03">
            <text:p>03/03/11</text:p>
          </table:table-cell>
          <table:table-cell office:value-type="string">
            <text:p>The SysFera-DS Agent is stopped and restarted all</text:p>
          </table:table-cell>
          <table:table-cell/>
          <table:table-cell office:value-type="string">
            <text:p>failure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6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8T16:11:34</dc:date>
    <meta:editing-duration>PT12H00M28S</meta:editing-duration>
    <meta:editing-cycles>47</meta:editing-cycles>
    <meta:generator>OpenOffice.org/3.2$Unix OpenOffice.org_project/320m19$Build-9505</meta:generator>
    <dc:creator>traore </dc:creator>
    <meta:document-statistic meta:table-count="3" meta:cell-count="145" meta:object-count="0"/>
    <meta:user-defined meta:name="Info 1"/>
    <meta:user-defined meta:name="Info 2"/>
    <meta:user-defined meta:name="Info 3"/>
    <meta:user-defined meta:name="Info 4"/>
  </office:meta>
</office:document-meta>
</file>